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2.925cm"/>
    </style:style>
    <style:style style:name="gr4" style:family="graphic" style:parent-style-name="standard">
      <style:graphic-properties draw:stroke="none" svg:stroke-color="#000000" draw:fill="none" draw:fill-color="#ffffff" fo:min-height="1.0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6.35cm" svg:height="0.635cm" svg:x="0.635cm" svg:y="0.635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635cm" svg:y1="2.54cm" svg:x2="0.635cm" svg:y2="10.795cm">
          <text:p/>
        </draw:line>
        <draw:frame draw:style-name="gr3" draw:text-style-name="P5" draw:layer="layout" svg:width="6.35cm" svg:height="5.465cm" svg:x="0.635cm" svg:y="5.08cm">
          <draw:text-box>
            <text:p text:style-name="P4"><text:span text:style-name="T2">isGuarded</text:span></text:p>
            <text:p text:style-name="P4"><text:span text:style-name="T2">isPrivate</text:span></text:p>
            <text:p text:style-name="P4"><text:span text:style-name="T2">isProtected</text:span></text:p>
            <text:p text:style-name="P4"><text:span text:style-name="T2">loadExternalMethod</text:span></text:p>
            <text:p text:style-name="P4"><text:span text:style-name="T2">package</text:span></text:p>
            <text:p text:style-name="P4"><text:span text:style-name="T2">setGuarded</text:span></text:p>
            <text:p text:style-name="P4"><text:span text:style-name="T2">setPrivate</text:span></text:p>
            <text:p text:style-name="P4"><text:span text:style-name="T2">setProtected</text:span></text:p>
            <text:p text:style-name="P4"><text:span text:style-name="T2">setSecurityManager</text:span></text:p>
            <text:p text:style-name="P4"><text:span text:style-name="T2">setUnguarded</text:span></text:p>
            <text:p text:style-name="P4"><text:span text:style-name="T2">source</text:span></text:p>
          </draw:text-box>
        </draw:frame>
        <draw:line draw:style-name="gr2" draw:text-style-name="P3" draw:layer="layout" svg:x1="6.985cm" svg:y1="10.795cm" svg:x2="0.635cm" svg:y2="10.795cm">
          <text:p/>
        </draw:line>
        <draw:custom-shape draw:style-name="gr1" draw:text-style-name="P2" draw:layer="layout" svg:width="6.35cm" svg:height="0.635cm" svg:x="0.635cm" svg:y="1.905cm">
          <text:p text:style-name="P1"><text:span text:style-name="T1">Method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81cm" svg:y1="1.27cm" svg:x2="3.81cm" svg:y2="1.905cm">
          <text:p/>
        </draw:line>
        <draw:frame draw:style-name="gr4" draw:text-style-name="P5" draw:layer="layout" svg:width="6.35cm" svg:height="1.27cm" svg:x="0.635cm" svg:y="3.175cm">
          <draw:text-box>
            <text:p text:style-name="P4"><text:span text:style-name="T2">new</text:span></text:p>
            <text:p text:style-name="P4"><text:span text:style-name="T2">newFile</text:span></text:p>
          </draw:text-box>
        </draw:frame>
        <draw:line draw:style-name="gr2" draw:text-style-name="P3" draw:layer="layout" svg:x1="0.635cm" svg:y1="4.445cm" svg:x2="6.985cm" svg:y2="4.44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9$Build-9358</meta:generator>
    <meta:initial-creator>William Ashley</meta:initial-creator>
    <meta:creation-date>2007-06-19T13:48:44</meta:creation-date>
    <dc:creator>Richard McGuire</dc:creator>
    <dc:date>2009-01-13T18:22:14.42</dc:date>
    <meta:editing-cycles>12</meta:editing-cycles>
    <meta:editing-duration>PT00H29M12S</meta:editing-duration>
    <meta:document-statistic meta:object-count="8"/>
    <meta:user-defined meta:name="Info 1"/>
    <meta:user-defined meta:name="Info 2"/>
    <meta:user-defined meta:name="Info 3"/>
    <meta:user-defined meta:name="Info 4"/>
  </office:meta>
</office:document-meta>
</file>